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2695" officeooo:paragraph-rsid="001c2695"/>
    </style:style>
    <style:style style:name="P2" style:family="paragraph" style:parent-style-name="Header">
      <style:paragraph-properties fo:text-align="start" style:justify-single-word="false"/>
      <style:text-properties officeooo:paragraph-rsid="001c2695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c676a"/>
    </style:style>
    <style:style style:name="P5" style:family="paragraph" style:parent-style-name="Standard">
      <style:paragraph-properties fo:text-align="start" style:justify-single-word="false"/>
      <style:text-properties officeooo:paragraph-rsid="0028dbea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ba07" officeooo:paragraph-rsid="001dba0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3f12" officeooo:paragraph-rsid="00293f1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a84b1" officeooo:paragraph-rsid="002a84b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18fb1" officeooo:paragraph-rsid="002e7d3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18fb1" officeooo:paragraph-rsid="003533e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676a" officeooo:paragraph-rsid="001c676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ba07" officeooo:paragraph-rsid="001dba0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c676a" officeooo:paragraph-rsid="001c676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dba07" officeooo:paragraph-rsid="001dba0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ba07" officeooo:paragraph-rsid="003c151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dba07" officeooo:paragraph-rsid="003c41e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e139a" officeooo:paragraph-rsid="001e139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63ffa" officeooo:paragraph-rsid="00263ff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7273c" officeooo:paragraph-rsid="0027273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e7d37" officeooo:paragraph-rsid="002e7d3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1dba07" officeooo:paragraph-rsid="001dba0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27273c" officeooo:paragraph-rsid="0027273c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7273c" officeooo:paragraph-rsid="0027273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01c7f5e"/>
    </style:style>
    <style:style style:name="P25" style:family="paragraph" style:parent-style-name="Table_20_Contents">
      <style:paragraph-properties fo:text-align="center" style:justify-single-word="false"/>
      <style:text-properties officeooo:rsid="001b7926" officeooo:paragraph-rsid="001b7926"/>
    </style:style>
    <style:style style:name="P26" style:family="paragraph" style:parent-style-name="Table_20_Contents">
      <style:paragraph-properties fo:text-align="center" style:justify-single-word="false"/>
      <style:text-properties officeooo:rsid="001c7f5e" officeooo:paragraph-rsid="001c7f5e"/>
    </style:style>
    <style:style style:name="P27" style:family="paragraph" style:parent-style-name="Table_20_Contents">
      <style:paragraph-properties fo:text-align="center" style:justify-single-word="false"/>
      <style:text-properties officeooo:rsid="001c9173" officeooo:paragraph-rsid="001c9173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rsid="002f99ca" officeooo:paragraph-rsid="002f99ca"/>
    </style:style>
    <style:style style:name="P30" style:family="paragraph" style:parent-style-name="Table_20_Contents">
      <style:paragraph-properties fo:text-align="center" style:justify-single-word="false"/>
      <style:text-properties officeooo:rsid="00318fb1" officeooo:paragraph-rsid="00318fb1"/>
    </style:style>
    <style:style style:name="P31" style:family="paragraph" style:parent-style-name="Table_20_Contents">
      <style:paragraph-properties fo:text-align="start" style:justify-single-word="false"/>
      <style:text-properties officeooo:rsid="00318fb1" officeooo:paragraph-rsid="00318fb1"/>
    </style:style>
    <style:style style:name="P32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245e9a" officeooo:paragraph-rsid="00245e9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e7d37" officeooo:paragraph-rsid="002e7d3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e7d37" officeooo:paragraph-rsid="0051312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4d2bc9" officeooo:paragraph-rsid="004d2bc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2e7d3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2695"/>
    </style:style>
    <style:style style:name="T3" style:family="text">
      <style:text-properties style:text-underline-style="none" officeooo:rsid="0020f2db"/>
    </style:style>
    <style:style style:name="T4" style:family="text">
      <style:text-properties style:text-underline-style="none" officeooo:rsid="0022be20"/>
    </style:style>
    <style:style style:name="T5" style:family="text">
      <style:text-properties style:text-underline-style="none" officeooo:rsid="001f9163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c676a" style:font-weight-asian="normal" style:font-weight-complex="normal"/>
    </style:style>
    <style:style style:name="T8" style:family="text">
      <style:text-properties style:text-underline-style="none" fo:font-weight="normal" officeooo:rsid="0028c906" style:font-weight-asian="normal" style:font-weight-complex="normal"/>
    </style:style>
    <style:style style:name="T9" style:family="text">
      <style:text-properties style:text-underline-style="none" fo:font-weight="normal" officeooo:rsid="0028dbea" style:font-weight-asian="normal" style:font-weight-complex="normal"/>
    </style:style>
    <style:style style:name="T10" style:family="text">
      <style:text-properties style:text-underline-style="none" fo:font-weight="normal" officeooo:rsid="002cb7a0" style:font-weight-asian="normal" style:font-weight-complex="normal"/>
    </style:style>
    <style:style style:name="T11" style:family="text">
      <style:text-properties style:text-underline-style="none" fo:font-weight="normal" officeooo:rsid="002e7d37" style:font-weight-asian="normal" style:font-weight-complex="normal"/>
    </style:style>
    <style:style style:name="T12" style:family="text">
      <style:text-properties style:text-underline-style="none" fo:font-weight="normal" officeooo:rsid="004fcbf7" style:font-weight-asian="normal" style:font-weight-complex="normal"/>
    </style:style>
    <style:style style:name="T13" style:family="text">
      <style:text-properties style:text-underline-style="none" fo:font-weight="normal" officeooo:rsid="0050f60f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c676a" style:font-weight-asian="bold" style:font-weight-complex="bold"/>
    </style:style>
    <style:style style:name="T16" style:family="text">
      <style:text-properties style:text-underline-style="none" officeooo:rsid="001f363e"/>
    </style:style>
    <style:style style:name="T17" style:family="text">
      <style:text-properties style:text-underline-style="none" officeooo:rsid="0027273c"/>
    </style:style>
    <style:style style:name="T18" style:family="text">
      <style:text-properties style:text-underline-style="none" officeooo:rsid="004278ae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63ffa" style:font-weight-asian="bold" style:font-weight-complex="bold"/>
    </style:style>
    <style:style style:name="T21" style:family="text">
      <style:text-properties officeooo:rsid="0028dbea"/>
    </style:style>
    <style:style style:name="T22" style:family="text">
      <style:text-properties officeooo:rsid="00293f67"/>
    </style:style>
    <style:style style:name="T23" style:family="text">
      <style:text-properties officeooo:rsid="003ae7e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ccf82"/>
    </style:style>
    <style:style style:name="T26" style:family="text">
      <style:text-properties officeooo:rsid="0041d7e6"/>
    </style:style>
    <style:style style:name="T27" style:family="text">
      <style:text-properties officeooo:rsid="004a9bd0"/>
    </style:style>
    <style:style style:name="T28" style:family="text">
      <style:text-properties officeooo:rsid="004ebf8c"/>
    </style:style>
    <style:style style:name="T29" style:family="text">
      <style:text-properties officeooo:rsid="004fcbf7"/>
    </style:style>
    <style:style style:name="T30" style:family="text">
      <style:text-properties officeooo:rsid="0050f60f"/>
    </style:style>
    <style:style style:name="T31" style:family="text">
      <style:text-properties officeooo:rsid="00527c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u tableau <text:span text:style-name="T28">et dans le cahier</text:span> :</text:p>
      <text:p text:style-name="P20">Thème 1. Sécurité domestique</text:p>
      <text:p text:style-name="P20">Chapitre 1. L’intensité électrique <text:s/>(environ 5 semaines)</text:p>
      <text:p text:style-name="P20"/>
      <text:p text:style-name="P20">distribuer l'activité</text:p>
      <text:p text:style-name="P20">pas de <text:span text:style-name="T29">matériel</text:span> aujourd'hui donc pas de 4.</text:p>
      <text:p text:style-name="P36"><text:span text:style-name="T11">au travail seul et je passe dans les rangs puis </text:span><text:span text:style-name="T12">on</text:span><text:span text:style-name="T11"> corrige les questions, </text:span><text:span text:style-name="T13">j’interroge ou au tableau pour les schémas </text:span></text:p>
      <text:p text:style-name="P34"><text:span text:style-name="T30">pour la correction des questions, interroger un élève, les autres vous êtes d'accord? pourquoi? vous avez mis autres chose?</text:span></text:p>
      <text:p text:style-name="P34"><text:span text:style-name="T13"/></text:p>
      <text:p text:style-name="P20"><text:span text:style-name="T31">Agenda : </text:span>5. sera à faire pour la prochaine fois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c2695" officeooo:paragraph-rsid="001c2695"/>
    </style:style>
    <style:style style:name="MP2" style:family="paragraph" style:parent-style-name="Header">
      <style:paragraph-properties fo:text-align="start" style:justify-single-word="false"/>
      <style:text-properties officeooo:paragraph-rsid="001c2695"/>
    </style:style>
    <style:style style:name="MT1" style:family="text">
      <style:text-properties style:text-underline-style="none" officeooo:rsid="001c2695"/>
    </style:style>
    <style:style style:name="MT2" style:family="text">
      <style:text-properties style:text-underline-style="none" officeooo:rsid="0020f2db"/>
    </style:style>
    <style:style style:name="MT3" style:family="text">
      <style:text-properties style:text-underline-style="none" officeooo:rsid="0022be20"/>
    </style:style>
    <style:style style:name="MT4" style:family="text">
      <style:text-properties style:text-underline-style="none" officeooo:rsid="001f91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Sécurité Domestique : L’intensité électrique <text:tab/><text:tab/></text:span><text:span text:style-name="MT2">Activité </text:span><text:span text:style-name="MT3">1</text:span><text:span text:style-name="MT2"> :</text:span><text:span text:style-name="MT1"> </text:span><text:span text:style-name="MT4">Rappel de 5ème</text:span></text:p>
      </style:header>
      <style:footer>
        <text:p text:style-name="Footer"><text:page-number text:select-page="current">1</text:page-number>/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16:33.242484897</meta:creation-date>
    <meta:generator>LibreOffice/6.4.5.2$Linux_X86_64 LibreOffice_project/40$Build-2</meta:generator>
    <dc:date>2020-09-03T11:12:32.102131109</dc:date>
    <meta:editing-duration>PT1H35M16S</meta:editing-duration>
    <meta:editing-cycles>51</meta:editing-cycles>
    <meta:document-statistic meta:table-count="0" meta:image-count="0" meta:object-count="0" meta:page-count="1" meta:paragraph-count="10" meta:word-count="90" meta:character-count="541" meta:non-whitespace-character-count="457"/>
  </office:meta>
</office:document-meta>
</file>